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1D44258AB43F149330E.png" manifest:media-type="image/png"/>
  <manifest:file-entry manifest:full-path="Pictures/100000000000078000000438BCA8C97278567E7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60.71cm" fo:min-width="60.4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8.17cm" fo:min-width="57.9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0cm, 11.05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798cm" fo:min-width="55.38cm"/>
      <style:paragraph-properties style:writing-mode="lr-tb"/>
    </style:style>
    <style:style style:name="gr6" style:family="graphic" style:parent-style-name="standard">
      <style:graphic-properties draw:fill-color="#00ff00" draw:textarea-horizontal-align="justify" draw:textarea-vertical-align="middle" draw:auto-grow-height="false" fo:min-height="29.387cm" fo:min-width="29.399cm"/>
    </style:style>
    <style:style style:name="gr7" style:family="graphic" style:parent-style-name="standard">
      <style:graphic-properties draw:fill-color="#0000ff" draw:textarea-horizontal-align="justify" draw:textarea-vertical-align="middle" draw:auto-grow-height="false" fo:min-height="30.207cm" fo:min-width="5.963cm"/>
    </style:style>
    <style:style style:name="gr8" style:family="graphic" style:parent-style-name="standard">
      <style:graphic-properties draw:fill-color="#0000ff" draw:textarea-vertical-align="middle" draw:auto-grow-height="false" fo:min-height="9.317cm" fo:min-width="9.088cm"/>
    </style:style>
    <style:style style:name="gr9" style:family="graphic" style:parent-style-name="standard">
      <style:graphic-properties draw:fill-color="#ff0000" draw:textarea-vertical-align="middle" draw:auto-grow-height="false" fo:min-height="9.317cm" fo:min-width="9.088cm"/>
    </style:style>
    <style:style style:name="gr10" style:family="graphic" style:parent-style-name="standard">
      <style:graphic-properties svg:stroke-width="0.318cm" svg:stroke-color="#000000" draw:marker-start-width="0.676cm" draw:marker-end-width="0.676cm" draw:fill-color="#ffffff" draw:opacity="0%" draw:opacity-name="" draw:textarea-horizontal-align="justify" draw:textarea-vertical-align="middle" draw:auto-grow-height="false" fo:min-height="5.213cm" fo:min-width="4.963cm" fo:padding-top="0.283cm" fo:padding-bottom="0.283cm" fo:padding-left="0.408cm" fo:padding-right="0.40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88pt" style:font-size-asian="88pt" style:font-size-complex="88pt"/>
    </style:style>
    <style:style style:name="P5" style:family="paragraph">
      <loext:graphic-properties draw:fill-color="#ffffff"/>
      <style:paragraph-properties fo:text-align="center" style:writing-mode="lr-tb"/>
      <style:text-properties fo:font-size="88pt" style:font-size-asian="88pt" style:font-size-complex="88pt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0000ff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0.96cm" svg:height="60.96cm" svg:x="28.97cm" svg:y="11.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8.42cm" svg:height="58.42cm" svg:x="30.24cm" svg:y="12.8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6.901cm" svg:height="10.668cm" svg:x="31cm" svg:y="13.472cm">
          <draw:image xlink:href="Pictures/100000000000078000000438BCA8C97278567E72.png" xlink:type="simple" xlink:show="embed" xlink:actuate="onLoad" loext:mime-type="image/png">
            <text:p/>
          </draw:image>
        </draw:frame>
        <draw:frame draw:style-name="gr4" draw:text-style-name="P3" draw:layer="layout" svg:width="14.287cm" svg:height="12.382cm" svg:x="69.471cm" svg:y="54.639cm">
          <draw:image xlink:href="Pictures/100002010000021C000001D44258AB43F149330E.png" xlink:type="simple" xlink:show="embed" xlink:actuate="onLoad" loext:mime-type="image/png">
            <text:p/>
          </draw:image>
        </draw:frame>
        <draw:custom-shape draw:style-name="gr5" draw:text-style-name="P5" draw:layer="layout" svg:width="55.88cm" svg:height="3.048cm" svg:x="31.48cm" svg:y="67.7cm">
          <text:p text:style-name="P4"><text:span text:style-name="T1">Smart Digital Business Eco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4.83cm" svg:height="29.636cm" draw:transform="skewX (-7.33583734016722E-017) rotate (0.785398163397448) translate (28.58cm 52.382cm)">
          <text:p/>
          <draw:enhanced-geometry svg:viewBox="0 0 21600 21600" draw:mirror-horizontal="false" draw:mirror-vertical="false" draw:text-areas="?f0 0 ?f4 21600" draw:type="left-right-arrow-callout" draw:modifiers="4910.82781638124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7" draw:text-style-name="P7" draw:layer="layout" svg:width="6.462cm" svg:height="30.456cm" draw:transform="skewX (7.57005149019439E-017) rotate (2.35619449019234) translate (49.219cm 55.856cm)">
          <text:p/>
          <draw:enhanced-geometry svg:viewBox="0 0 21600 21600" draw:text-areas="0 0 21600 21600" draw:mirror-horizontal="false" draw:mirror-vertical="false" draw:type="chevron" draw:modifiers="4274.54742379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17.102cm" svg:height="17.067cm" svg:x="50.313cm" svg:y="44.931cm">
          <text:p/>
          <draw:enhanced-geometry draw:mirror-horizontal="false" draw:mirror-vertical="false" draw:text-areas="?f2 ?f2 ?f8 ?f8" draw:glue-points="?f2 10800 21600 10800 10800 0 10800 ?f8" draw:type="mso-spt100" draw:modifiers="3600 8672 4746 0 216000 6496" draw:enhanced-path="M ?f2 ?f2 L ?f2 ?f10 ?f6 ?f10 ?f8 ?f10 ?f8 ?f6 ?f9 ?f6 ?f9 ?f7 21600 10800 ?f9 ?f5 ?f9 ?f1 ?f8 ?f1 ?f8 ?f2 ?f6 ?f2 ?f6 ?f0 ?f7 ?f0 10800 0 ?f5 ?f0 ?f1 ?f0 ?f1 ?f2 ?f2 ?f2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bottom-$1 "/>
            <draw:equation draw:name="f7" draw:formula="bottom-$5 "/>
            <draw:equation draw:name="f8" draw:formula="right-?f2 "/>
            <draw:equation draw:name="f9" draw:formula="right-$0 "/>
            <draw:equation draw:name="f10" draw:formula="bottom-?f2 "/>
            <draw:equation draw:name="f11" draw:formula="bottom-$0 "/>
            <draw:handle draw:handle-position="$2 top" draw:handle-range-x-minimum="?f0" draw:handle-range-x-maximum="?f1" draw:handle-range-y-minimum="0" draw:handle-range-y-maximum="0"/>
            <draw:handle draw:handle-position="right $5" draw:handle-range-x-minimum="22000" draw:handle-range-x-maximum="22000" draw:handle-range-y-minimum="?f0" draw:handle-range-y-maximum="10800"/>
            <draw:handle draw:handle-position="$1 $0" draw:handle-range-x-minimum="?f0" draw:handle-range-x-maximum="10800" draw:handle-range-y-minimum="?f0" draw:handle-range-y-maximum="?f2"/>
          </draw:enhanced-geometry>
        </draw:custom-shape>
        <draw:custom-shape draw:style-name="gr9" draw:text-style-name="P8" draw:layer="layout" svg:width="17.102cm" svg:height="17.067cm" draw:transform="rotate (-3.14159265358979) translate (77.064cm 52.358cm)">
          <text:p/>
          <draw:enhanced-geometry draw:mirror-horizontal="false" draw:mirror-vertical="false" draw:text-areas="?f2 ?f2 ?f8 ?f8" draw:glue-points="?f2 10800 21600 10800 10800 0 10800 ?f8" draw:type="mso-spt100" draw:modifiers="3600 8672 4746 0 216000 6496" draw:enhanced-path="M ?f2 ?f2 L ?f2 ?f10 ?f6 ?f10 ?f8 ?f10 ?f8 ?f6 ?f9 ?f6 ?f9 ?f7 21600 10800 ?f9 ?f5 ?f9 ?f1 ?f8 ?f1 ?f8 ?f2 ?f6 ?f2 ?f6 ?f0 ?f7 ?f0 10800 0 ?f5 ?f0 ?f1 ?f0 ?f1 ?f2 ?f2 ?f2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bottom-$1 "/>
            <draw:equation draw:name="f7" draw:formula="bottom-$5 "/>
            <draw:equation draw:name="f8" draw:formula="right-?f2 "/>
            <draw:equation draw:name="f9" draw:formula="right-$0 "/>
            <draw:equation draw:name="f10" draw:formula="bottom-?f2 "/>
            <draw:equation draw:name="f11" draw:formula="bottom-$0 "/>
            <draw:handle draw:handle-position="$2 top" draw:handle-range-x-minimum="?f0" draw:handle-range-x-maximum="?f1" draw:handle-range-y-minimum="0" draw:handle-range-y-maximum="0"/>
            <draw:handle draw:handle-position="right $5" draw:handle-range-x-minimum="22000" draw:handle-range-x-maximum="22000" draw:handle-range-y-minimum="?f0" draw:handle-range-y-maximum="10800"/>
            <draw:handle draw:handle-position="$1 $0" draw:handle-range-x-minimum="?f0" draw:handle-range-x-maximum="10800" draw:handle-range-y-minimum="?f0" draw:handle-range-y-maximum="?f2"/>
          </draw:enhanced-geometry>
        </draw:custom-shape>
        <draw:custom-shape draw:style-name="gr10" draw:text-style-name="P9" draw:layer="layout" svg:width="11.557cm" svg:height="11.557cm" draw:transform="rotate (2.35619449019234) translate (55.022cm 43.954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0" draw:text-style-name="P9" draw:layer="layout" svg:width="11.557cm" svg:height="11.557cm" draw:transform="rotate (-0.785398163397449) translate (50.459cm 32.221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4:17:19.257003530</meta:creation-date>
    <dc:date>2020-12-01T15:56:07.215333098</dc:date>
    <meta:editing-duration>PT8M41S</meta:editing-duration>
    <meta:editing-cycles>3</meta:editing-cycles>
    <meta:generator>LibreOffice/6.4.6.2$Linux_X86_64 LibreOffice_project/40$Build-2</meta:generator>
    <meta:document-statistic meta:object-count="11"/>
  </office:meta>
</office:document-meta>
</file>